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62edf"/>
    </style:style>
    <style:style style:name="P2" style:family="paragraph" style:parent-style-name="Standard">
      <style:text-properties officeooo:paragraph-rsid="000765c4"/>
    </style:style>
    <style:style style:name="P3" style:family="paragraph" style:parent-style-name="Standard">
      <style:text-properties officeooo:paragraph-rsid="0007e297"/>
    </style:style>
    <style:style style:name="P4" style:family="paragraph" style:parent-style-name="Standard">
      <style:text-properties officeooo:paragraph-rsid="000973c2"/>
    </style:style>
    <style:style style:name="P5" style:family="paragraph" style:parent-style-name="Standard">
      <style:text-properties officeooo:paragraph-rsid="000bd611"/>
    </style:style>
    <style:style style:name="P6" style:family="paragraph" style:parent-style-name="Standard">
      <style:text-properties officeooo:paragraph-rsid="000e57aa"/>
    </style:style>
    <style:style style:name="P7" style:family="paragraph" style:parent-style-name="Standard">
      <style:text-properties officeooo:paragraph-rsid="000f0ee4"/>
    </style:style>
    <style:style style:name="P8" style:family="paragraph" style:parent-style-name="Standard">
      <style:text-properties officeooo:paragraph-rsid="001d1d40"/>
    </style:style>
    <style:style style:name="P9" style:family="paragraph" style:parent-style-name="Standard">
      <style:text-properties officeooo:paragraph-rsid="00235525"/>
    </style:style>
    <style:style style:name="P10" style:family="paragraph" style:parent-style-name="Standard">
      <style:text-properties fo:font-weight="bold" officeooo:paragraph-rsid="00235525" style:font-weight-asian="bold" style:font-weight-complex="bold"/>
    </style:style>
    <style:style style:name="P11" style:family="paragraph" style:parent-style-name="Standard">
      <style:text-properties fo:font-weight="bold" officeooo:paragraph-rsid="00275a88" style:font-weight-asian="bold" style:font-weight-complex="bold"/>
    </style:style>
    <style:style style:name="P12" style:family="paragraph" style:parent-style-name="Standard">
      <style:text-properties fo:font-weight="normal" officeooo:paragraph-rsid="00235525" style:font-weight-asian="normal" style:font-weight-complex="normal"/>
    </style:style>
    <style:style style:name="P13" style:family="paragraph" style:parent-style-name="Standard">
      <style:text-properties fo:font-weight="normal" officeooo:paragraph-rsid="00275a88"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arce Decker</text:p>
      <text:p text:style-name="P1">2014</text:p>
      <text:p text:style-name="P1"/>
      <text:p text:style-name="P10">1.1 Inputs</text:p>
      <text:p text:style-name="P1">/inputs/auseq*.rsb<text:line-break/>The inputs folder contains the trial sequences that the simulation will use. Namely, the auseq*.rsb files. Currently unclear what the '.rsb' suffix is meant to describe. These sequence files are just that, a sequence of attention settings and MGN settings (which are the models way of inputting a stimulus), which the model will eventually interpret.</text:p>
      <text:p text:style-name="P1">With the current design, the top of these sequence files will always look like something this: 'WAPET 10'. The number tells the model how frequently the state of the model will be written out to a data file. If you want to have every time-step recorded, the number should be 1. This may seem like the best move at first, but if the data will be processed as fMRI, it will probably be an unnecessary level of precision........<text:line-break/><text:line-break/><text:span text:style-name="T1">2.1 How to add a connection/region</text:span></text:p>
      <text:p text:style-name="P2">We will run through this by adding a node, epdt (Excitatory Pearce Decker Test), and a single connection, epdt-&gt;ea1d, to the model. Make sure to pay attention to the difference between a node and a connection.</text:p>
      <text:p text:style-name="P3">1 - (a) /<text:span text:style-name="T1">code/mkbatchrlc_au.in -</text:span> Add the connection strength values to lines 4-end, as well as adding the connections to the notes at the bottom of the document. Our node will have a connection with ea1d, so 'epdt-&gt;ea1d' will be added to the notes and an extra number, let's go with 100, will be added to each of the sequences of 13 numbers (now 14) on lines 4+.</text:p>
      <text:p text:style-name="P8">(b) /<text:span text:style-name="T1">code/mkbatchrlc_au.cc –</text:span><text:span text:style-name="T2"> The second dimension of variable 'rweights', which is preallocated around line 36, corresponds to the number of connections. Since we are adding one, this number should go from 13 to 14. Around line 80, the weight values are scanned into this array (from mkbatchrlc_au.in... that's why we added that 100 on line 4), so you will need to add an extra %d to the second input and a &amp;rweights[i][13] to the third. This will now ensure that mkbatchrlc scans in the starting weight for your new connection. Finally we will go down to line 130, where the values in rweights are now being put in an 'outfile' via the command 'fprintf'. As with the fscanf, you will need to add an extra %d and an extra rweights[k][13] to the second and third inputs, respectively. In this example we are only adding a connection for the right-hemisphere, but if you had added a corresponding left-hemisphere connection (which is probably a good idea since mkbatchrlc_au seems to assume both hemispheres have identical connections) you would make the same changes to the fprintf command that comes immediately after the one we just altered!</text:span></text:p>
      <text:p text:style-name="P2"/>
      <text:p text:style-name="P3">2 – <text:span text:style-name="T1">/code/altgenw_au.in </text:span>– Add the connection to the list at the top<text:span text:style-name="T2">. Likewise, increase the value in the first line by the number of connections you are adding, in this case 1 (13-&gt;14). As with step 1 make sure to make note of the node you're adding in the notes.</text:span></text:p>
      <text:p text:style-name="P2"><text:span text:style-name="T2"/></text:p>
      <text:p text:style-name="P3"><text:span text:style-name="T2">3 – </text:span><text:span text:style-name="T1">/code/crossws_au.cc</text:span><text:span text:style-name="T2"> - Add the node to the appropriate list (either 'right' or 'left'). These lists are made starting around line 33. In this case we will be adding a single node to the first (excitatory) portion of 'right'. So that line will now read:</text:span></text:p>
      <text:p text:style-name="P3"><text:span text:style-name="T2"><text:tab/>... (char*)“exfr”, (char*)”epdt”},</text:span></text:p>
      <text:p text:style-name="P3"><text:span text:style-name="T2">Further changes may need to be made to this file, depending on the type of node you are adding. Around line 140 and 151 this file determines the dimensions of the output matrix for the node. Looking at these lines you will see that all nodes corresponding to primary and secondary auditory cortex (a1/a2) have been given a 1x81 dimension, and all others are 9x9. If you want your node to have this 1x81 shape, you will need to add it to both of these 'if' statements. </text:span><text:span text:style-name="T1">(NOTE: DETERMINE </text:span><text:soft-page-break/><text:span text:style-name="T1">EXACTLY WHAT THIS IS DECIDING THE SHAPE OF...)</text:span></text:p>
      <text:p text:style-name="P3"><text:span text:style-name="T2"/></text:p>
      <text:p text:style-name="P3"><text:span text:style-name="T2">4 – </text:span><text:span text:style-name="T1">/code/mkcatout_au</text:span><text:span text:style-name="T2"> – Note that this is only necessary if you intend to use this program, which isn't a necessary step for running the model. Add the node to the array 'regions' starting around line 37, using the same syntax as the other nodes in the list. Also be sure to change the variable 'num_regions' -- in this case it will go from 22 to 23. Note that, because 'regions' starts at index 0, the final index will be 1 less than the value of 'num_regions'. </text:span></text:p>
      <text:p text:style-name="P3"><text:span text:style-name="T2"/></text:p>
      <text:p text:style-name="P5"><text:span text:style-name="T2">5 - </text:span><text:span text:style-name="T1">/weights...</text:span><text:span text:style-name="T2"> – This step may span multiple files depending on how many nodes are being added. In our case, we are only adding a single right-hemisphere node, so we will be in </text:span><text:span text:style-name="T1">/weights/right/</text:span><text:span text:style-name="T2">. </text:span></text:p>
      <text:p text:style-name="P5"><text:span text:style-name="T2">(a) Specifically, we will be adding a *.ws file for each connection we are adding, in this case we will add 1 file: 'epdtea1d.ws'. This file will be of the same format and type as the other *.ws files, so taking a look at some of these might help you get a sense for what to add. See </text:span><text:span text:style-name="T1">section 3.1 (connections)</text:span><text:span text:style-name="T2"> for a description and explanation of the notation in these files. Make sure that the dimensions you specify for your new node matches the decision you made while modifying </text:span><text:span text:style-name="T1">crossws_au.cc</text:span><text:span text:style-name="T2"> in step 3. </text:span></text:p>
      <text:p text:style-name="P5"><text:span text:style-name="T2">(b) Next you will need to open the file </text:span><text:span text:style-name="T1">/weights/right/aurightlist.txt</text:span><text:span text:style-name="T2"> and add your new connections to it. You'll probably want to follow the labeling standard already in place, which should be fairly obvious. Therefore, we would make a section at the end called '%Connection weights using test node' and enter the line '#include weights/right/epdtea1d.w'.</text:span></text:p>
      <text:p text:style-name="P6"><text:span text:style-name="T2">(c) Finally, open the file </text:span><text:span text:style-name="T1">/weights/right/auright.s</text:span><text:span text:style-name="T2"> and add a set definition for epdt. The specific location you decide to add this code doesn't seem to matter much, but placing it around the set definitions for similar types of nodes (or just at the end) would probably be the most logical move. As with (a) the format for this is going to be pretty specific, so see </text:span><text:span text:style-name="T1">section 3.2 (set definitions)</text:span><text:span text:style-name="T2"> to make sure you understand it all. For this example we will simply borrow the set definition for efd1:<text:line-break/><text:line-break/><text:tab/>set(EPDT,81)</text:span></text:p>
      <text:p text:style-name="P6"><text:span text:style-name="T2"><text:tab/> <text:s/>{</text:span></text:p>
      <text:p text:style-name="P6"><text:span text:style-name="T2"><text:tab/> <text:s text:c="3"/>Write 1</text:span></text:p>
      <text:p text:style-name="P6"><text:span text:style-name="T2"><text:tab/> <text:s text:c="3"/>Topology: Rect(9,9)</text:span></text:p>
      <text:p text:style-name="P6"><text:span text:style-name="T2"><text:tab/> <text:s text:c="3"/>ActRule: DiffSig</text:span></text:p>
      <text:p text:style-name="P6"><text:span text:style-name="T2"><text:tab/> <text:s text:c="3"/>OutputRule: SumOut</text:span></text:p>
      <text:p text:style-name="P6"><text:span text:style-name="T2"><text:tab/></text:span></text:p>
      <text:p text:style-name="P6"><text:span text:style-name="T2"><text:tab/> <text:s/>Parameters: {(THRESH <text:s/>0.3 ) (DELTA 0.5) (DECAY 0.5) (K 9 ) (NOISE <text:s/>0.05)} <text:s/></text:span></text:p>
      <text:p text:style-name="P6"><text:span text:style-name="T2"><text:tab/> <text:s/></text:span></text:p>
      <text:p text:style-name="P6"><text:span text:style-name="T2"><text:tab/> <text:s/>Node Activation { ALL 0.02 }</text:span></text:p>
      <text:p text:style-name="P6"><text:span text:style-name="T2"><text:tab/> <text:s/>}</text:span></text:p>
      <text:p text:style-name="P4"><text:span text:style-name="T2"/></text:p>
      <text:p text:style-name="P7"><text:span text:style-name="T2">Note that convention for this file seems to be to capitalize the node letters (though not all of them for some reason?). Thus, if you choose to follow this convention when adding your node to the model, and if you use grep to search for your node at a later point, be sure to use the -i tag so that grep ignores case while searching.</text:span></text:p>
      <text:p text:style-name="P7"><text:span text:style-name="T2"/></text:p>
      <text:p text:style-name="P4"><text:span text:style-name="T2">6 – Don't forget to re-make mkbatchrlc_au, altgenw_au, crossws_au, and mkcatout_au. There is no compilation involved with the weights.</text:span></text:p>
      <text:p text:style-name="P9"><text:span text:style-name="T2"/></text:p>
      <text:p text:style-name="P10">3.1 Weights - Connections</text:p>
      <text:p text:style-name="P12">...</text:p>
      <text:p text:style-name="P12"/>
      <text:p text:style-name="P10">3.2 Set Definitions</text:p>
      <text:p text:style-name="P12"><text:soft-page-break/>...</text:p>
      <text:p text:style-name="P12"/>
      <text:p text:style-name="P11">4.0 Matlab</text:p>
      <text:p text:style-name="P11"><text:span text:style-name="T2">The C portion of the model is what generates what we refer to as the 'neural data'. As has been mentioned, there is already some distinction made between MEG neural data and fMRI neural data, which has to do with the physics of what each method is actually measuring at the neural level. However, the true distinction between these methods occurs in the Matlab processing, which converts the neural data into some level of simulated imaging data. </text:span></text:p>
      <text:p text:style-name="P11"><text:span text:style-name="T2"/></text:p>
      <text:p text:style-name="P11">4.1 fMRI</text:p>
      <text:p text:style-name="P13">The Brent README does a decent job of over viewing the salient Matlab scripts for the fMRI simulation pipeline. This section will expand on those to make the purposes/actions/distinctions of these scripts more clear, as well as to explain additions to the Matlab that have been made since Brent. Subsections will follow the style of the Brent README in that they will cluster types of files and explain each file individually as well as an overview of the sequences in which they ought to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ker P</meta:initial-creator>
    <meta:creation-date>2014-03-19T10:02:45</meta:creation-date>
    <dc:date>2014-03-21T12:35:21</dc:date>
    <dc:creator>Decker P</dc:creator>
    <meta:editing-duration>P1DT1H44M45S</meta:editing-duration>
    <meta:editing-cycles>29</meta:editing-cycles>
    <meta:generator>LibreOffice/4.0.4.2$Linux_X86_64 LibreOffice_project/400m0$Build-2</meta:generator>
    <meta:document-statistic meta:table-count="0" meta:image-count="0" meta:object-count="0" meta:page-count="3" meta:paragraph-count="37" meta:word-count="1280" meta:character-count="7381" meta:non-whitespace-character-count="6070"/>
  </office:meta>
</office:document-meta>
</file>